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14e7a"/>
    </style:style>
    <style:style style:name="P2" style:family="paragraph" style:parent-style-name="Text_20_body" style:list-style-name="L1">
      <style:text-properties fo:font-weight="bold"/>
    </style:style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Text_20_body" style:list-style-name="L3">
      <style:text-properties fo:font-weight="bold"/>
    </style:style>
    <style:style style:name="P5" style:family="paragraph" style:parent-style-name="Text_20_body" style:list-style-name="L4">
      <style:text-properties fo:font-weight="bold"/>
    </style:style>
    <style:style style:name="P6" style:family="paragraph" style:parent-style-name="Text_20_body" style:list-style-name="L5">
      <style:text-properties fo:font-weight="bold"/>
    </style:style>
    <style:style style:name="T1" style:family="text">
      <style:text-properties officeooo:rsid="00114e7a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iner<text:line-break/><text:line-break/></text:span>1. Basic &amp; Ab-initio Trainers (Stage I)<text:line-break/>de Havilland Tiger Moth<text:line-break/>Percival Prentice<text:line-break/>HAL HT-2<text:line-break/>HAL HPT-32 Deepak<text:line-break/>Pilatus PC-7 Mk II<text:line-break/>Pipistrel Virus (Garud)<text:line-break/>HAL HTT-40<text:line-break/><text:line-break/>2. Intermediate Trainers (Stage II)<text:line-break/><text:line-break/>North American Harvard (T-6 Texan)</text:p>
      <text:p text:style-name="P1">HAL HJT-16 Kiran (Mk I, IA, and II)<text:line-break/>PZL TS-11 Iskra<text:line-break/>HAL HJT-36 Sitara (IJT)<text:line-break/><text:line-break/>3. Advanced Jet Trainers (AJT) &amp; Conversion (Stage III)<text:line-break/><text:line-break/>de Havilland Vampire (T.11 / T.55)<text:line-break/>Hawker Hunter (T.66)<text:line-break/>BAE Hawk Mk 132<text:line-break/>MiG-21U/UM/Bison (Twin-seater)<text:line-break/><text:line-break/>4. Operational Conversion Units (OCU)<text:line-break/><text:line-break/><text:span text:style-name="T2">Sukhoi Su-30MKI (Trainer)</text:span></text:p>
      <text:list text:style-name="L1">
        <text:list-item>
          <text:p text:style-name="P2">Mirage 2000TH/TI</text:p>
        </text:list-item>
      </text:list>
      <text:list text:style-name="L2">
        <text:list-item>
          <text:p text:style-name="P3">SEPECAT Jaguar IB</text:p>
        </text:list-item>
      </text:list>
      <text:list text:style-name="L3">
        <text:list-item>
          <text:p text:style-name="P4">MiG-29UB/UPG</text:p>
        </text:list-item>
      </text:list>
      <text:list text:style-name="L4">
        <text:list-item>
          <text:p text:style-name="P5">Dassault Rafale DH</text:p>
        </text:list-item>
      </text:list>
      <text:list text:style-name="L5">
        <text:list-item>
          <text:p text:style-name="P6">HAL Tejas Trainer (Mk1/1A)</text:p>
        </text:list-item>
      </text:list>
      <text:p text:style-name="P1"><text:span text:style-name="Strong_20_Emphasis">Hawker Siddeley HS-748 (Trainer / Navigation role)</text:span> 🇬🇧<text:line-break/><text:span text:style-name="Strong_20_Emphasis">HAL HJT-16 Kiran Mk I / Mk II</text:span> 🇮🇳<text:line-break/><text:line-break/><text:span text:style-name="Strong_20_Emphasis">HAL Cheetah (Aérospatiale Alouette II)</text:span> 🇫🇷 / 🇮🇳<text:line-break/><text:span text:style-name="Strong_20_Emphasis">HAL Chetak (Aérospatiale Alouette III)</text:span> 🇫🇷 / 🇮🇳<text:line-break/><text:span text:style-name="Strong_20_Emphasis">Bell 47G / Sioux</text:span> 🇺🇸<text:line-break/><text:line-break/><text:span text:style-name="Strong_20_Emphasis">MiG-23UB</text:span> 🇷🇺<text:line-break/><text:span text:style-name="Strong_20_Emphasis">MiG-29UB</text:span> 🇷🇺<text:line-break/><text:span text:style-name="Strong_20_Emphasis">SEPECAT Jaguar T.2 / T.4</text:span> 🇬🇧 / 🇫🇷<text:line-break/><text:span text:style-name="Strong_20_Emphasis">Dassault Mirage 2000TH</text:span> 🇫🇷<text:line-break/><text:span text:style-name="Strong_20_Emphasis">HAL Tejas LCA Trainer (LCA-T / Twin-Seat)</text:span> 🇮🇳<text:line-break/><text:soft-page-break/><text:span text:style-name="Strong_20_Emphasis">Sukhoi Su-30MKI (Twin-seat)</text:span> 🇷🇺 / 🇮🇳<text:line-break/><text:line-break/><text:span text:style-name="Strong_20_Emphasis">Dornier Do-228</text:span> 🇩🇪 / 🇮🇳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23:48.366085834</meta:creation-date>
    <dc:date>2025-12-18T21:29:17.327395894</dc:date>
    <meta:editing-duration>PT5M29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2" meta:paragraph-count="8" meta:word-count="176" meta:character-count="1014" meta:non-whitespace-character-count="840"/>
  </office:meta>
</office:document-meta>
</file>